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ResultHandlerSuppor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Support.getContent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Support.selectMoreSpecificMediaType( MediaType acceptable , MediaType produc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lerResultHandlerSupport.get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Support.selectMediaType( ServerWebExchange exchange , Supplier &lt; List &lt; MediaType &gt; &gt; producibleTypesSupplier , List &lt; MediaType &gt; acceptableTyp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andlerResultHandlerSupport.getAdapter( Handler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Support.HandlerResultHandlerSupport( RequestedContentTypeResolver contentTypeResolver ,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ResultHandlerSupport.getProducibleTypes( ServerWebExchange exchange , Supplier &lt; List &lt; MediaType &gt; &gt; producibleTypes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ResultHandlerSupport.getAcceptableTypes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Suppor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HandlerSupport.selectMediaType( ServerWebExchange exchange , Supplier &lt; List &lt; MediaType &gt; &gt; producibleTypes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